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3465a4" loext:opacity="100%" style:font-name="Arial1" fo:font-size="24pt" fo:font-weight="bold" officeooo:rsid="0005ff22" officeooo:paragraph-rsid="0005ff22" style:font-size-asian="21pt" style:font-weight-asian="bold" style:font-size-complex="24pt" style:font-weight-complex="bold"/>
    </style:style>
    <style:style style:name="P2" style:family="paragraph" style:parent-style-name="Standard">
      <style:text-properties fo:color="#729fcf" loext:opacity="100%" style:font-name="Arial1" fo:font-size="14pt" fo:font-weight="bold" officeooo:rsid="0005ff22" officeooo:paragraph-rsid="0005ff22" style:font-size-asian="12.25pt" style:font-weight-asian="bold" style:font-size-complex="14pt" style:font-weight-complex="bold"/>
    </style:style>
    <style:style style:name="P3" style:family="paragraph" style:parent-style-name="Standard">
      <style:text-properties fo:color="#729fcf" loext:opacity="100%" style:font-name="Arial1" fo:font-size="11pt" fo:font-weight="bold" officeooo:rsid="0005ff22" officeooo:paragraph-rsid="0005ff22" style:font-size-asian="9.60000038146973pt" style:font-weight-asian="bold" style:font-size-complex="11pt" style:font-weight-complex="bold"/>
    </style:style>
    <style:style style:name="P4" style:family="paragraph" style:parent-style-name="Standard">
      <style:text-properties fo:color="#000000" loext:opacity="100%" style:font-name="Arial1" fo:font-size="11pt" fo:font-weight="normal" officeooo:rsid="0005ff22" officeooo:paragraph-rsid="0005ff22" style:font-size-asian="9.60000038146973pt" style:font-weight-asian="normal" style:font-size-complex="11pt" style:font-weight-complex="normal"/>
    </style:style>
    <style:style style:name="P5" style:family="paragraph" style:parent-style-name="Standard">
      <style:text-properties fo:color="#000000" loext:opacity="100%" style:font-name="Arial1" fo:font-size="11pt" fo:font-weight="bold" officeooo:rsid="0005ff22" officeooo:paragraph-rsid="0005ff22"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6: Clases, atributos y métodos.</text:p>
      <text:p text:style-name="P1"/>
      <text:p text:style-name="P2">1. Atributos.</text:p>
      <text:p text:style-name="P2"/>
      <text:p text:style-name="P4">Los atributos de las clases son las propiedades individuales que diferencian unos objetos de otros. Estos también son conocimos como “campos” o “variables” de la clase.</text:p>
      <text:p text:style-name="P4"/>
      <text:p text:style-name="P4">Los atributos pueden ser tanto variables de tipo primitivo, como objetos de otra clase, por ejemplo, podemos tener un dato de tipo “String” como variable de una clase (el nombre de una persona).</text:p>
      <text:p text:style-name="P4"/>
      <text:p text:style-name="P4">Lo primero que tendremos que definir después de crear una clase serán sus atributos, los cuales podremos cambiar cuando necesitemos.</text:p>
      <text:p text:style-name="P4"/>
      <text:p text:style-name="P3">1.1. Atributos estáticos.</text:p>
      <text:p text:style-name="P3"/>
      <text:p text:style-name="P4">Son unos atributos especiales que no dependen de los objetos, sino de las clases. Para acceder a ellos podremos llamarlos desde la misma clase.</text:p>
      <text:p text:style-name="P4"/>
      <text:p text:style-name="P4">Son compartidos por todos los objetos, es decir, que si se modifican, ese cambio será visto por todos los objetos que haya creados de la clase.</text:p>
      <text:p text:style-name="P4"/>
      <text:p text:style-name="P4">Esos atributos serán públicos, y para declararlos utilizaremos la palabra reservada <text:span text:style-name="T1">static</text:span>.</text:p>
      <text:p text:style-name="P4"/>
      <text:p text:style-name="P2">2. Métodos.</text:p>
      <text:p text:style-name="P2"/>
      <text:p text:style-name="P4">Son la otra parte que componen a las clases. Tenemos diferentes tipos de métodos en las clases en Java:</text:p>
      <text:p text:style-name="P4"/>
      <text:p text:style-name="P5">· Constructores: <text:span text:style-name="T2">estos son los encargados de inicializar los objetos. Pueden ser por defecto o con parámetros.</text:span></text:p>
      <text:p text:style-name="P5"><text:span text:style-name="T2"/></text:p>
      <text:p text:style-name="P5">· Observadores (getters): <text:span text:style-name="T2">su misión es la de consultar el valor de los atributos de las clases.</text:span></text:p>
      <text:p text:style-name="P5"><text:span text:style-name="T2"/></text:p>
      <text:p text:style-name="P5">· Modificadores (setters): <text:span text:style-name="T2">con estos se modifica el valor de los atributos de las clases.</text:span></text:p>
      <text:p text:style-name="P5"><text:span text:style-name="T2"/></text:p>
      <text:p text:style-name="P5">· Métodos “personalizados”: <text:span text:style-name="T2">son los métodos que tendremos que definir según las funcionalidades que necesitemos que ejecute nuestra clase.</text:span></text:p>
      <text:p text:style-name="P5"><text:span text:style-name="T2"/></text:p>
      <text:p text:style-name="P5"><text:span text:style-name="T2">Los métodos se aplican siempre a un objeto de la clase usando el operador “punto”.</text:span></text:p>
      <text:p text:style-name="P5"><text:span text:style-name="T2">Éstos pueden llevar argumentos o parámetros, y devolver un dato de cualquiera de los tipos que hemos visto. Los argumentos deberán ir entre paréntesis. Solo podrá devolverse un único valor, mediante la instrucción </text:span>return<text:span text:style-name="T2">.</text:span></text:p>
      <text:p text:style-name="P5"><text:span text:style-name="T2"/></text:p>
      <text:p text:style-name="P5"><text:span text:style-name="T2">Los parámetros se podrán pasar por valor o por referencia (por referencia podrán ser modificados).</text:span></text:p>
      <text:p text:style-name="P5"><text:span text:style-name="T2"/></text:p>
      <text:p text:style-name="P5"><text:span text:style-name="T2">Las variables primitivas se pasan por valor, mientras que los objetos se pasan por referencia.</text:span></text:p>
      <text:p text:style-name="P5"><text:span text:style-name="T2"/></text:p>
      <text:p text:style-name="P5"><text:span text:style-name="T2">Dentro de los métodos podremos declarar variables, las cuales serán locales, es decir, que fuera del método es como si no existieran.</text:span></text:p>
      <text:p text:style-name="P5"><text:span text:style-name="T2"/></text:p>
      <text:p text:style-name="P5"><text:span text:style-name="T2"/></text:p>
      <text:p text:style-name="P5"><text:span text:style-name="T2"/></text:p>
      <text:p text:style-name="P5"><text:span text:style-name="T2"/></text:p>
      <text:p text:style-name="P3"><text:soft-page-break/>2.1. Constructores por defecto.</text:p>
      <text:p text:style-name="P3"/>
      <text:p text:style-name="P4">Los constructores son los encargados de inicializar los objetos de las clases.</text:p>
      <text:p text:style-name="P4">Se han de llamar exactamente igual que la clase, y como peculiaridad, no devolverán ningún tipo de dato (ni siquiera <text:span text:style-name="T1">void</text:span>), ya que esta será la forma de reconocerlos para el compilador.</text:p>
      <text:p text:style-name="P4"/>
      <text:p text:style-name="P4">La forma de llamarlos es mediante el operador <text:span text:style-name="T1">new</text:span>.</text:p>
      <text:p text:style-name="P4"/>
      <text:p text:style-name="P5">· Valor por defecto para enteros y reales: <text:span text:style-name="T2">0.</text:span></text:p>
      <text:p text:style-name="P5"><text:span text:style-name="T2"/></text:p>
      <text:p text:style-name="P5">· Valor por defecto para String: <text:span text:style-name="T2">cadena vacía (“”).</text:span></text:p>
      <text:p text:style-name="P5"><text:span text:style-name="T2"/></text:p>
      <text:p text:style-name="P5">· Valor por defecto para boolean: <text:span text:style-name="T2">verdadero.</text:span></text:p>
      <text:p text:style-name="P5"><text:span text:style-name="T2"/></text:p>
      <text:p text:style-name="P5">· Valor por defecto para otros objetos: <text:span text:style-name="T2">llamar al constructor por defecto a ese objeto.</text:span></text:p>
      <text:p text:style-name="P5"><text:span text:style-name="T2"/></text:p>
      <text:p text:style-name="P3">2.2. Constructores con parámetros.</text:p>
      <text:p text:style-name="P3"/>
      <text:p text:style-name="P4">Estos pueden llevar tantos parámetros como necesitemos.</text:p>
      <text:p text:style-name="P4"/>
      <text:p text:style-name="P4">Podremos hacer tantos constructores con parámetros como combinaciones diferentes con los atributos de la clase podamos tener.</text:p>
      <text:p text:style-name="P4"/>
      <text:p text:style-name="P4">A la hora de crear los parámetros, deberán tener el mismo nombre de la variable, pero precedidos por una “n”, por ejemplo, si nuestra clase “Coche” tiene un atributo llamado “matrícula”, el nombre del parámetro será “nmatrícula”.</text:p>
      <text:p text:style-name="P4"/>
      <text:p text:style-name="P4">En el caso de que no pasemos todos los valores de la clase por parámetros, tendremos que iniciar a su valor por defecto a aquellos que nos falten.</text:p>
      <text:p text:style-name="P4"/>
      <text:p text:style-name="P3">2.3. Getters.</text:p>
      <text:p text:style-name="P3"/>
      <text:p text:style-name="P4">Los métodos <text:span text:style-name="T1">get</text:span> van a permitir obtener el valor de los atributos que queramos y cumplirán con los principios de encapsulación y ocultación de la información.</text:p>
      <text:p text:style-name="P4"/>
      <text:p text:style-name="P4">Necesitaremos generar un método get para cada uno de los atributos de nuestra clase.</text:p>
      <text:p text:style-name="P4"/>
      <text:p text:style-name="P4">Los métodos get se nombrarán siempre de la misma forma:</text:p>
      <text:p text:style-name="P4"/>
      <text:p text:style-name="P5">[valor a devolver] get[NombreVariable]()</text:p>
      <text:p text:style-name="P5"/>
      <text:p text:style-name="P4">Estos métodos consistirán en una única línea con la instrucción <text:span text:style-name="T1">return</text:span> y el nombre de la variable a devolver.</text:p>
      <text:p text:style-name="P4"/>
      <text:p text:style-name="P3">2.4. Setters.</text:p>
      <text:p text:style-name="P3"/>
      <text:p text:style-name="P4">Serán los encargados de modificar el valor de una variable de nuestra clase.</text:p>
      <text:p text:style-name="P4"/>
      <text:p text:style-name="P4">Normalmente necesitaremos crear un método <text:span text:style-name="T1">set</text:span> para cada uno de los atributos de nuestra clase. Estos métodos recibirán el nuevo valor a asignar en el atributo, como parámetro, y no devolverán ningún dato.</text:p>
      <text:p text:style-name="P4"/>
      <text:p text:style-name="P4">Los métodos set se nombrarán siempre de la misma forma:</text:p>
      <text:p text:style-name="P4"/>
      <text:p text:style-name="P5">void set [NombreVariable]([tipo variable] [nombre parámetro])</text:p>
      <text:p text:style-name="P5"/>
      <text:p text:style-name="P4">Con la palabra reservada <text:span text:style-name="T1">void</text:span> estamos indicando que este método no devolverá valor.</text:p>
      <text:p text:style-name="P3"><text:soft-page-break/>2.5. Método toString.</text:p>
      <text:p text:style-name="P3"/>
      <text:p text:style-name="P4">El método <text:span text:style-name="T1">toString</text:span> es un método del que disponen las clases, y que muestra un resumen del contenido de las variables en forma de caracteres.</text:p>
      <text:p text:style-name="P4"/>
      <text:p text:style-name="P4">Este método, se llamará y ejecutará automáticamente cuando mostremos por consola el valor de un objeto.</text:p>
      <text:p text:style-name="P4"/>
      <text:p text:style-name="P4">El modo de formatear la información dentro del método toString se puede hacer libremente, pudiéndose mostrar, además, todas las variables de la clase o solamente las que se deseen. Incluso se podrá llamar a algún método.</text:p>
      <text:p text:style-name="P4"/>
      <text:p text:style-name="P4">Este método no recibirá ningún parámetro y devolverá siempre un dato de tipo <text:span text:style-name="T1">String</text:span>, donde estará la información con los valores de nuestro objeto formateados.</text:p>
      <text:p text:style-name="P4"/>
      <text:p text:style-name="P4">La cabecera de este método es:</text:p>
      <text:p text:style-name="P4"/>
      <text:p text:style-name="P5">String toString()</text:p>
      <text:p text:style-name="P5"/>
      <text:p text:style-name="P4">Podrá haber únicamente un método toString, no pudiendo ser duplicado.</text:p>
      <text:p text:style-name="P4"/>
      <text:p text:style-name="P3">2.6. Métodos personalizados.</text:p>
      <text:p text:style-name="P3"/>
      <text:p text:style-name="P4">Los métodos personalizados van a ser los métodos que hagan las operaciones necesarias para las acciones que pueda necesitar nuestra clase.</text:p>
      <text:p text:style-name="P4"/>
      <text:p text:style-name="P4">Vamos a poder definir tantos métodos como necesitemos, y éstos podrán recibir o no parámetros, y devolver o no un valor calculado a partir de las variables de la clase.</text:p>
      <text:p text:style-name="P4"/>
      <text:p text:style-name="P4">La cabecera de los métodos que devuelvan un valor será:</text:p>
      <text:p text:style-name="P4"/>
      <text:p text:style-name="P5">[valor devuelto] nombreMétodo ( [parámetros] )</text:p>
      <text:p text:style-name="P5"/>
      <text:p text:style-name="P4">La cabecera de los métodos que no devuelvan un valor será: </text:p>
      <text:p text:style-name="P4"/>
      <text:p text:style-name="P5">void nombreMétodo ( [parámetros] )</text:p>
      <text:p text:style-name="P5"/>
      <text:p text:style-name="P4">Podremos pasarles tanto parámetros como queramos, siendo su sintaxis:</text:p>
      <text:p text:style-name="P4"/>
      <text:p text:style-name="P5">tipo nombreParámetro</text:p>
      <text:p text:style-name="P5"/>
      <text:p text:style-name="P4">En caso de pasar más de un parámetro, los separaremos mediante comas.</text:p>
      <text:p text:style-name="P4"/>
      <text:p text:style-name="P4">Puede ocurrir que un método no tenga parámetros:</text:p>
      <text:p text:style-name="P4"/>
      <text:p text:style-name="P5">[valor devuelto / void] nombreMétodo ()</text:p>
      <text:p text:style-name="P5"/>
      <text:p text:style-name="P4">Los métodos que devuelven un valor se conocen como <text:span text:style-name="T1">funciones</text:span>, mientras que los que no devuelven un valor se conocen como <text:span text:style-name="T1">procedimientos</text:span>.</text:p>
      <text:p text:style-name="P4"/>
      <text:p text:style-name="P4"/>
      <text:p text:style-name="P4"/>
      <text:p text:style-name="P4"/>
      <text:p text:style-name="P4"/>
      <text:p text:style-name="P4"/>
      <text:p text:style-name="P4"/>
      <text:p text:style-name="P4"/>
      <text:p text:style-name="P2"><text:soft-page-break/>3. Documentación de una clase.</text:p>
      <text:p text:style-name="P2"/>
      <text:p text:style-name="P4">Una de las formas más fáciles de documentar un programa es mediante <text:span text:style-name="T1">Doxygen</text:span>.</text:p>
      <text:p text:style-name="P4"/>
      <text:p text:style-name="P4">Una de las cosas que podremos documentar con Doxygen serán las clases, para ello vamos a utilizar las siguientes etiquetas:</text:p>
      <text:p text:style-name="P4"/>
      <text:p text:style-name="P5">· @version: <text:span text:style-name="T2">esta etiqueta indicará la versión de la clase.</text:span></text:p>
      <text:p text:style-name="P5"><text:span text:style-name="T2"/></text:p>
      <text:p text:style-name="P5">· @author: <text:span text:style-name="T2">esta etiqueta indicará quién es el autor de la clase.</text:span></text:p>
      <text:p text:style-name="P5"><text:span text:style-name="T2"/></text:p>
      <text:p text:style-name="P5"><text:span text:style-name="T2">Todo el código de documentación Doxygen deberá ir entre </text:span>/** y */<text:span text:style-name="T2">.</text:span></text:p>
      <text:p text:style-name="P5"><text:span text:style-name="T2"/></text:p>
      <text:p text:style-name="P2">4. Documentación de los métodos.</text:p>
      <text:p text:style-name="P2"/>
      <text:p text:style-name="P4">Las etiquetas de las que disponemos para documentar los métodos son las siguientes:</text:p>
      <text:p text:style-name="P4"/>
      <text:p text:style-name="P5">· @param: <text:span text:style-name="T2">esta etiqueta indicará qué representa un parámetro del método. Se tendrá que poner etiqueta </text:span>param <text:span text:style-name="T2">por cada parámetro.</text:span></text:p>
      <text:p text:style-name="P5"><text:span text:style-name="T2"/></text:p>
      <text:p text:style-name="P5">· @return: <text:span text:style-name="T2">indicará qué es lo que devuelve el método. Solo se utilizará en caso de que sea una función.</text:span></text:p>
      <text:p text:style-name="P5"><text:span text:style-name="T2"/></text:p>
      <text:p text:style-name="P5">· @deprecated: <text:span text:style-name="T2">cuando queramos indicar que el método está obsoleto.</text:span></text:p>
      <text:p text:style-name="P5"><text:span text:style-name="T2"/></text:p>
      <text:p text:style-name="P5">· @see: <text:span text:style-name="T2">en caso de que nuestro método llame a otro método. Habrá que poner una por cada método que llamemos.</text:span></text:p>
      <text:p text:style-name="P5"><text:span text:style-name="T2"/></text:p>
      <text:p text:style-name="P5">· @throws: <text:span text:style-name="T2">indicará una excepción que lance nuestro método, mediante la que explicaremos el porqué de la excepción. Una por cada excepción que se la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2T18:58:05.142000000</meta:creation-date>
    <dc:date>2023-12-02T19:30:04.364000000</dc:date>
    <meta:editing-duration>PT31M59S</meta:editing-duration>
    <meta:editing-cycles>1</meta:editing-cycles>
    <meta:document-statistic meta:table-count="0" meta:image-count="0" meta:object-count="0" meta:page-count="4" meta:paragraph-count="79" meta:word-count="1138" meta:character-count="6985" meta:non-whitespace-character-count="5925"/>
    <meta:generator>LibreOffice/7.6.2.1$Windows_X86_64 LibreOffice_project/56f7684011345957bbf33a7ee678afaf4d2ba333</meta:generator>
  </office:meta>
</office:document-meta>
</file>